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LE 1 : un utilisateur écrit un à plusieurs messages</text:p>
      <text:p text:style-name="Standard">REGLE 2 : un utilisateur souscrit à une ou plusieurs conversations </text:p>
      <text:p text:style-name="Standard">REGLE 3 : un utilisateur participe à un ou plusieurs événements</text:p>
      <text:p text:style-name="Standard">REGLE 4 : un utilisateur est invité à un ou plusieurs événements</text:p>
      <text:p text:style-name="Standard">REGLE 5 : une invitation à un événement est envoyée à un ou plusieurs utilisateurs</text:p>
      <text:p text:style-name="Standard">REGLE 6 : un utilisateur peut posséder de 0 à plusieurs stats</text:p>
      <text:p text:style-name="Standard">REGLE 7 : un utilisateur occupe un à plusieurs postes d'employé au sein d'un établissement</text:p>
      <text:p text:style-name="Standard">REGLE 8 : un utilisateur fait partie d'une à plusieurs friendlist</text:p>
      <text:p text:style-name="Standard">REGLE 9 : une friendlist contient un à plusieurs utilisateurs</text:p>
      <text:p text:style-name="Standard">REGLE 10 : un utilisateur fait une demande d'ajout à un ou plusieurs utilisateurs</text:p>
      <text:p text:style-name="Standard">REGLE 11 : une demande d'ajout en ami est faite à un ou plusieurs utilisateurs</text:p>
      <text:p text:style-name="Standard">REGLE 12 : une conversation contient un message ou plus </text:p>
      <text:p text:style-name="Standard">REGLE 13 : une conversation dispose de plusieurs utilisateurs souscrits</text:p>
      <text:p text:style-name="Standard">REGLE 14 : un type d'établissement correspond à un ou plusieurs établissements</text:p>
      <text:p text:style-name="Standard">REGLE 15 : un établissement possède une à plusieurs évaluations</text:p>
      <text:p text:style-name="Standard">REGLE 16 : un établissement contient un à plusieurs employés</text:p>
      <text:p text:style-name="Standard">REGLE 17 : un établissement prévoit un à plusieurs événements</text:p>
      <text:p text:style-name="Standard">REGLE 18 : un événement permet d'envoyer une à plusieurs invitations</text:p>
      <text:p text:style-name="Standard">REGLE 19 : un événement crée une à plusieurs invitations</text:p>
      <text:p text:style-name="Standard">REGLE 20 : un événement possède une à plusieurs évaluations</text:p>
      <text:p text:style-name="Standard">REGLE 21 : un type d'événement correspond à un ou plusieurs événements</text:p>
      <text:p text:style-name="Standard">REGLE 22 : un utilisateur génère aucune à plusieurs notifications</text:p>
      <text:p text:style-name="Standard">REGLE 23 : un type de notification concerne une à plusieurs notifications</text:p>
      <text:p text:style-name="Standard">REGLE 24 : un utilisateur dispose d'une à plusieurs options d'utilisateurs</text:p>
      <text:p text:style-name="Standard">REGLE 25 : un utilisateur écrit un à plusieurs messages sur le mur événement </text:p>
      <text:p text:style-name="Standard">REGLE 26 : un utilisateur écrit un à plusieurs messages sur le mur établissement</text:p>
      <text:p text:style-name="Standard">REGLE 27 : un utilisateur peut créer un à plusieurs événements</text:p>
      <text:p text:style-name="Standard">REGLE 28 : un établissement peut avoir aucun ou plusieurs messages sur son mur</text:p>
      <text:p text:style-name="Standard">REGLE 29 : un événement peut avoir aucun ou plusieurs messages sur son mur</text:p>
      <text:p text:style-name="Standard">REGLE 30 : un utilisateur peut suivre un à plusieurs établissements</text:p>
      <text:p text:style-name="Standard">REGLE 31 : un établissement peut être suivi par aucun ou plusieurs particip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23:47:47.68</meta:creation-date>
    <dc:date>2014-03-08T16:40:07.63</dc:date>
    <meta:editing-duration>PT2H2M33S</meta:editing-duration>
    <meta:editing-cycles>41</meta:editing-cycles>
    <meta:generator>OpenOffice.org/3.4.1$Win32 OpenOffice.org_project/341m1$Build-9593</meta:generator>
    <meta:document-statistic meta:table-count="0" meta:image-count="0" meta:object-count="0" meta:page-count="1" meta:paragraph-count="31" meta:word-count="365" meta:character-count="2137"/>
  </office:meta>
</office:document-meta>
</file>